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Pevné víko</text:p>
          </table:table-cell>
          <table:table-cell table:number-columns-repeated="9"/>
        </table:table-row>
        <table:table-row table:style-name="ro1">
          <table:table-cell office:value-type="string">
            <text:p>pásmo</text:p>
          </table:table-cell>
          <table:table-cell office:value-type="float" office:value="500">
            <text:p>500</text:p>
          </table:table-cell>
          <table:table-cell office:value-type="float" office:value="630">
            <text:p>630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2500">
            <text:p>2500</text:p>
          </table:table-cell>
          <table:table-cell office:value-type="float" office:value="3150">
            <text:p>3150</text:p>
          </table:table-cell>
        </table:table-row>
        <table:table-row table:style-name="ro1">
          <table:table-cell office:value-type="string">
            <text:p>Lpmax</text:p>
          </table:table-cell>
          <table:table-cell office:value-type="float" office:value="88">
            <text:p>88</text:p>
          </table:table-cell>
          <table:table-cell office:value-type="float" office:value="80.1">
            <text:p>80.1</text:p>
          </table:table-cell>
          <table:table-cell office:value-type="float" office:value="86.6">
            <text:p>86.6</text:p>
          </table:table-cell>
          <table:table-cell office:value-type="float" office:value="85.4">
            <text:p>85.4</text:p>
          </table:table-cell>
          <table:table-cell office:value-type="float" office:value="93.3">
            <text:p>93.3</text:p>
          </table:table-cell>
          <table:table-cell office:value-type="float" office:value="86.2">
            <text:p>86.2</text:p>
          </table:table-cell>
          <table:table-cell office:value-type="float" office:value="77.1">
            <text:p>77.1</text:p>
          </table:table-cell>
          <table:table-cell office:value-type="float" office:value="78.4">
            <text:p>78.4</text:p>
          </table:table-cell>
          <table:table-cell office:value-type="float" office:value="76.6">
            <text:p>76.6</text:p>
          </table:table-cell>
        </table:table-row>
        <table:table-row table:style-name="ro1">
          <table:table-cell office:value-type="string">
            <text:p>Lpmin</text:p>
          </table:table-cell>
          <table:table-cell office:value-type="float" office:value="68.2">
            <text:p>68.2</text:p>
          </table:table-cell>
          <table:table-cell office:value-type="float" office:value="71.5">
            <text:p>71.5</text:p>
          </table:table-cell>
          <table:table-cell office:value-type="float" office:value="68.1">
            <text:p>68.1</text:p>
          </table:table-cell>
          <table:table-cell office:value-type="float" office:value="67.3">
            <text:p>67.3</text:p>
          </table:table-cell>
          <table:table-cell office:value-type="float" office:value="86">
            <text:p>86</text:p>
          </table:table-cell>
          <table:table-cell office:value-type="float" office:value="55.7">
            <text:p>55.7</text:p>
          </table:table-cell>
          <table:table-cell office:value-type="float" office:value="54.3">
            <text:p>54.3</text:p>
          </table:table-cell>
          <table:table-cell office:value-type="float" office:value="71.2">
            <text:p>71.2</text:p>
          </table:table-cell>
          <table:table-cell office:value-type="float" office:value="66.6">
            <text:p>66.6</text:p>
          </table:table-cell>
        </table:table-row>
        <table:table-row table:style-name="ro1">
          <table:table-cell office:value-type="string">
            <text:p>pmax</text:p>
          </table:table-cell>
          <table:table-cell table:formula="of:=(2*10^-5)*10^([.B3]/20)" office:value-type="float" office:value="0.502377286301917">
            <text:p>0.5023772863</text:p>
          </table:table-cell>
          <table:table-cell table:formula="of:=(2*10^-5)*10^([.C3]/20)" office:value-type="float" office:value="0.20231589085198">
            <text:p>0.2023158909</text:p>
          </table:table-cell>
          <table:table-cell table:formula="of:=(2*10^-5)*10^([.D3]/20)" office:value-type="float" office:value="0.427592417900446">
            <text:p>0.4275924179</text:p>
          </table:table-cell>
          <table:table-cell table:formula="of:=(2*10^-5)*10^([.E3]/20)" office:value-type="float" office:value="0.372417427332574">
            <text:p>0.3724174273</text:p>
          </table:table-cell>
          <table:table-cell table:formula="of:=(2*10^-5)*10^([.F3]/20)" office:value-type="float" office:value="0.924762042798521">
            <text:p>0.9247620428</text:p>
          </table:table-cell>
          <table:table-cell table:formula="of:=(2*10^-5)*10^([.G3]/20)" office:value-type="float" office:value="0.408347588933906">
            <text:p>0.4083475889</text:p>
          </table:table-cell>
          <table:table-cell table:formula="of:=(2*10^-5)*10^([.H3]/20)" office:value-type="float" office:value="0.14322868204258">
            <text:p>0.143228682</text:p>
          </table:table-cell>
          <table:table-cell table:formula="of:=(2*10^-5)*10^([.I3]/20)" office:value-type="float" office:value="0.166352754220534">
            <text:p>0.1663527542</text:p>
          </table:table-cell>
          <table:table-cell table:formula="of:=(2*10^-5)*10^([.J3]/20)" office:value-type="float" office:value="0.135216595078396">
            <text:p>0.1352165951</text:p>
          </table:table-cell>
        </table:table-row>
        <table:table-row table:style-name="ro1">
          <table:table-cell office:value-type="string">
            <text:p>pmin</text:p>
          </table:table-cell>
          <table:table-cell table:formula="of:=(2*10^-5)*10^([.B4]/20)" office:value-type="float" office:value="0.0514079156553773">
            <text:p>0.0514079157</text:p>
          </table:table-cell>
          <table:table-cell table:formula="of:=(2*10^-5)*10^([.C4]/20)" office:value-type="float" office:value="0.0751674808576889">
            <text:p>0.0751674809</text:p>
          </table:table-cell>
          <table:table-cell table:formula="of:=(2*10^-5)*10^([.D4]/20)" office:value-type="float" office:value="0.0508194541109861">
            <text:p>0.0508194541</text:p>
          </table:table-cell>
          <table:table-cell table:formula="of:=(2*10^-5)*10^([.E4]/20)" office:value-type="float" office:value="0.0463478929993696">
            <text:p>0.046347893</text:p>
          </table:table-cell>
          <table:table-cell table:formula="of:=(2*10^-5)*10^([.F4]/20)" office:value-type="float" office:value="0.399052462993776">
            <text:p>0.399052463</text:p>
          </table:table-cell>
          <table:table-cell table:formula="of:=(2*10^-5)*10^([.G4]/20)" office:value-type="float" office:value="0.0121907379448034">
            <text:p>0.0121907379</text:p>
          </table:table-cell>
          <table:table-cell table:formula="of:=(2*10^-5)*10^([.H4]/20)" office:value-type="float" office:value="0.0103760007785792">
            <text:p>0.0103760008</text:p>
            <draw:frame table:end-cell-address="List1.O26" table:end-x="0.935cm" table:end-y="0.086cm" draw:z-index="0" draw:style-name="gr1" draw:text-style-name="P1" svg:width="14.636cm" svg:height="8.59cm" svg:x="2.106cm" svg:y="0.001cm">
              <draw:object draw:notify-on-update-of-ranges="List1.B2:List1.J2 List1.A1:List1.A1 List1.B7:List1.J7 List1.B10:List1.J10 List1.A9:List1.A9 List1.B15:List1.J15 List1.A17:List1.A17 List1.B23:List1.J23 List1.B18:List1.J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formula="of:=(2*10^-5)*10^([.I4]/20)" office:value-type="float" office:value="0.0726156109540203">
            <text:p>0.072615611</text:p>
          </table:table-cell>
          <table:table-cell table:formula="of:=(2*10^-5)*10^([.J4]/20)" office:value-type="float" office:value="0.0427592417900446">
            <text:p>0.0427592418</text:p>
          </table:table-cell>
        </table:table-row>
        <table:table-row table:style-name="ro1">
          <table:table-cell office:value-type="string">
            <text:p>alfa</text:p>
          </table:table-cell>
          <table:table-cell table:formula="of:=4/(2+([.B5]/[.B6])+([.B6]/[.B5]))" office:value-type="float" office:value="0.336850572373577">
            <text:p>0.3368505724</text:p>
          </table:table-cell>
          <table:table-cell table:formula="of:=4/(2+([.C5]/[.C6])+([.C6]/[.C5]))" office:value-type="float" office:value="0.790034499603962">
            <text:p>0.7900344996</text:p>
          </table:table-cell>
          <table:table-cell table:formula="of:=4/(2+([.D5]/[.D6])+([.D6]/[.D5]))" office:value-type="float" office:value="0.379766005002394">
            <text:p>0.379766005</text:p>
          </table:table-cell>
          <table:table-cell table:formula="of:=4/(2+([.E5]/[.E6])+([.E6]/[.E5]))" office:value-type="float" office:value="0.393711921271158">
            <text:p>0.3937119213</text:p>
          </table:table-cell>
          <table:table-cell table:formula="of:=4/(2+([.F5]/[.F6])+([.F6]/[.F5]))" office:value-type="float" office:value="0.842297887499952">
            <text:p>0.8422978875</text:p>
          </table:table-cell>
          <table:table-cell table:formula="of:=4/(2+([.G5]/[.G6])+([.G6]/[.G5]))" office:value-type="float" office:value="0.112592332863354">
            <text:p>0.1125923329</text:p>
          </table:table-cell>
          <table:table-cell table:formula="of:=4/(2+([.H5]/[.H6])+([.H6]/[.H5]))" office:value-type="float" office:value="0.251948090316552">
            <text:p>0.2519480903</text:p>
          </table:table-cell>
          <table:table-cell table:formula="of:=4/(2+([.I5]/[.I6])+([.I6]/[.I5]))" office:value-type="float" office:value="0.846134021639093">
            <text:p>0.8461340216</text:p>
          </table:table-cell>
          <table:table-cell table:formula="of:=4/(2+([.J5]/[.J6])+([.J6]/[.J5]))" office:value-type="float" office:value="0.730126136387761">
            <text:p>0.730126136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Basotect</text:p>
          </table:table-cell>
          <table:table-cell table:number-columns-repeated="9"/>
        </table:table-row>
        <table:table-row table:style-name="ro1">
          <table:table-cell office:value-type="string">
            <text:p>pásmo</text:p>
          </table:table-cell>
          <table:table-cell office:value-type="float" office:value="500">
            <text:p>500</text:p>
          </table:table-cell>
          <table:table-cell office:value-type="float" office:value="630">
            <text:p>630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2500">
            <text:p>2500</text:p>
          </table:table-cell>
          <table:table-cell office:value-type="float" office:value="3150">
            <text:p>3150</text:p>
          </table:table-cell>
        </table:table-row>
        <table:table-row table:style-name="ro1">
          <table:table-cell office:value-type="string">
            <text:p>Lpmax</text:p>
          </table:table-cell>
          <table:table-cell office:value-type="float" office:value="88.1">
            <text:p>88.1</text:p>
          </table:table-cell>
          <table:table-cell office:value-type="float" office:value="79.1">
            <text:p>79.1</text:p>
          </table:table-cell>
          <table:table-cell office:value-type="float" office:value="86.6">
            <text:p>86.6</text:p>
          </table:table-cell>
          <table:table-cell office:value-type="float" office:value="92">
            <text:p>92</text:p>
          </table:table-cell>
          <table:table-cell office:value-type="float" office:value="89.2">
            <text:p>89.2</text:p>
          </table:table-cell>
          <table:table-cell office:value-type="float" office:value="79.3">
            <text:p>79.3</text:p>
          </table:table-cell>
          <table:table-cell office:value-type="float" office:value="75.5">
            <text:p>75.5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Lpmin</text:p>
          </table:table-cell>
          <table:table-cell office:value-type="float" office:value="65">
            <text:p>65</text:p>
          </table:table-cell>
          <table:table-cell office:value-type="float" office:value="66.8">
            <text:p>66.8</text:p>
          </table:table-cell>
          <table:table-cell office:value-type="float" office:value="78.7">
            <text:p>78.7</text:p>
          </table:table-cell>
          <table:table-cell office:value-type="float" office:value="78.2">
            <text:p>78.2</text:p>
          </table:table-cell>
          <table:table-cell office:value-type="float" office:value="85.3">
            <text:p>85.3</text:p>
          </table:table-cell>
          <table:table-cell office:value-type="float" office:value="75">
            <text:p>75</text:p>
          </table:table-cell>
          <table:table-cell office:value-type="float" office:value="68.3">
            <text:p>68.3</text:p>
          </table:table-cell>
          <table:table-cell office:value-type="float" office:value="66.2">
            <text:p>66.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pmax</text:p>
          </table:table-cell>
          <table:table-cell table:formula="of:=(2*10^-5)*10^([.B11]/20)" office:value-type="float" office:value="0.50819454110986">
            <text:p>0.5081945411</text:p>
          </table:table-cell>
          <table:table-cell table:formula="of:=(2*10^-5)*10^([.C11]/20)" office:value-type="float" office:value="0.180314227521191">
            <text:p>0.1803142275</text:p>
          </table:table-cell>
          <table:table-cell table:formula="of:=(2*10^-5)*10^([.D11]/20)" office:value-type="float" office:value="0.427592417900446">
            <text:p>0.4275924179</text:p>
          </table:table-cell>
          <table:table-cell table:formula="of:=(2*10^-5)*10^([.E11]/20)" office:value-type="float" office:value="0.796214341106994">
            <text:p>0.7962143411</text:p>
          </table:table-cell>
          <table:table-cell table:formula="of:=(2*10^-5)*10^([.F11]/20)" office:value-type="float" office:value="0.576806300625321">
            <text:p>0.5768063006</text:p>
          </table:table-cell>
          <table:table-cell table:formula="of:=(2*10^-5)*10^([.G11]/20)" office:value-type="float" office:value="0.184514285430953">
            <text:p>0.1845142854</text:p>
          </table:table-cell>
          <table:table-cell table:formula="of:=(2*10^-5)*10^([.H11]/20)" office:value-type="float" office:value="0.119132428705802">
            <text:p>0.1191324287</text:p>
          </table:table-cell>
          <table:table-cell table:formula="of:=(2*10^-5)*10^([.I11]/20)" office:value-type="float" office:value="0.11246826503807">
            <text:p>0.112468265</text:p>
          </table:table-cell>
          <table:table-cell table:formula="of:=(2*10^-5)*10^([.J11]/20)" office:value-type="float" office:value="0.158865646944856">
            <text:p>0.1588656469</text:p>
          </table:table-cell>
        </table:table-row>
        <table:table-row table:style-name="ro1">
          <table:table-cell office:value-type="string">
            <text:p>pmin</text:p>
          </table:table-cell>
          <table:table-cell table:formula="of:=(2*10^-5)*10^([.B12]/20)" office:value-type="float" office:value="0.0355655882007785">
            <text:p>0.0355655882</text:p>
          </table:table-cell>
          <table:table-cell table:formula="of:=(2*10^-5)*10^([.C12]/20)" office:value-type="float" office:value="0.043755232478991">
            <text:p>0.0437552325</text:p>
          </table:table-cell>
          <table:table-cell table:formula="of:=(2*10^-5)*10^([.D12]/20)" office:value-type="float" office:value="0.17219875043692">
            <text:p>0.1721987504</text:p>
          </table:table-cell>
          <table:table-cell table:formula="of:=(2*10^-5)*10^([.E12]/20)" office:value-type="float" office:value="0.16256610323282">
            <text:p>0.1625661032</text:p>
          </table:table-cell>
          <table:table-cell table:formula="of:=(2*10^-5)*10^([.F12]/20)" office:value-type="float" office:value="0.368154400293791">
            <text:p>0.3681544003</text:p>
          </table:table-cell>
          <table:table-cell table:formula="of:=(2*10^-5)*10^([.G12]/20)" office:value-type="float" office:value="0.11246826503807">
            <text:p>0.112468265</text:p>
          </table:table-cell>
          <table:table-cell table:formula="of:=(2*10^-5)*10^([.H12]/20)" office:value-type="float" office:value="0.0520031912633054">
            <text:p>0.0520031913</text:p>
          </table:table-cell>
          <table:table-cell table:formula="of:=(2*10^-5)*10^([.I12]/20)" office:value-type="float" office:value="0.0408347588933906">
            <text:p>0.0408347589</text:p>
          </table:table-cell>
          <table:table-cell table:formula="of:=(2*10^-5)*10^([.J12]/20)" office:value-type="float" office:value="0.11246826503807">
            <text:p>0.112468265</text:p>
          </table:table-cell>
        </table:table-row>
        <table:table-row table:style-name="ro1">
          <table:table-cell office:value-type="string">
            <text:p>alfa</text:p>
          </table:table-cell>
          <table:table-cell table:formula="of:=4/(2+([.B13]/[.B14])+([.B14]/[.B13]))" office:value-type="float" office:value="0.244514862508152">
            <text:p>0.2445148625</text:p>
          </table:table-cell>
          <table:table-cell table:formula="of:=4/(2+([.C13]/[.C14])+([.C14]/[.C13]))" office:value-type="float" office:value="0.62857144468713">
            <text:p>0.6285714447</text:p>
          </table:table-cell>
          <table:table-cell table:formula="of:=4/(2+([.D13]/[.D14])+([.D14]/[.D13]))" office:value-type="float" office:value="0.818690685488413">
            <text:p>0.8186906855</text:p>
          </table:table-cell>
          <table:table-cell table:formula="of:=4/(2+([.E13]/[.E14])+([.E14]/[.E13]))" office:value-type="float" office:value="0.563224642243005">
            <text:p>0.5632246422</text:p>
          </table:table-cell>
          <table:table-cell table:formula="of:=4/(2+([.F13]/[.F14])+([.F14]/[.F13]))" office:value-type="float" office:value="0.951245220782504">
            <text:p>0.9512452208</text:p>
          </table:table-cell>
          <table:table-cell table:formula="of:=4/(2+([.G13]/[.G14])+([.G14]/[.G13]))" office:value-type="float" office:value="0.941148419839018">
            <text:p>0.9411484198</text:p>
          </table:table-cell>
          <table:table-cell table:formula="of:=4/(2+([.H13]/[.H14])+([.H14]/[.H13]))" office:value-type="float" office:value="0.846134021639093">
            <text:p>0.8461340216</text:p>
          </table:table-cell>
          <table:table-cell table:formula="of:=4/(2+([.I13]/[.I14])+([.I14]/[.I13]))" office:value-type="float" office:value="0.781661172385666">
            <text:p>0.7816611724</text:p>
          </table:table-cell>
          <table:table-cell table:formula="of:=4/(2+([.J13]/[.J14])+([.J14]/[.J13]))" office:value-type="float" office:value="0.970759903781499">
            <text:p>0.970759903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kanina</text:p>
          </table:table-cell>
          <table:table-cell table:number-columns-repeated="9"/>
        </table:table-row>
        <table:table-row table:style-name="ro1">
          <table:table-cell office:value-type="string">
            <text:p>pásmo</text:p>
          </table:table-cell>
          <table:table-cell office:value-type="float" office:value="500">
            <text:p>500</text:p>
          </table:table-cell>
          <table:table-cell office:value-type="float" office:value="630">
            <text:p>630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2500">
            <text:p>2500</text:p>
          </table:table-cell>
          <table:table-cell office:value-type="float" office:value="3150">
            <text:p>3150</text:p>
          </table:table-cell>
        </table:table-row>
        <table:table-row table:style-name="ro1">
          <table:table-cell office:value-type="string">
            <text:p>Lpmax</text:p>
          </table:table-cell>
          <table:table-cell office:value-type="float" office:value="103.2">
            <text:p>103.2</text:p>
          </table:table-cell>
          <table:table-cell office:value-type="float" office:value="94.1">
            <text:p>94.1</text:p>
          </table:table-cell>
          <table:table-cell office:value-type="float" office:value="101.1">
            <text:p>101.1</text:p>
          </table:table-cell>
          <table:table-cell office:value-type="float" office:value="95.8">
            <text:p>95.8</text:p>
          </table:table-cell>
          <table:table-cell office:value-type="float" office:value="103.7">
            <text:p>103.7</text:p>
          </table:table-cell>
          <table:table-cell office:value-type="float" office:value="77.8">
            <text:p>77.8</text:p>
          </table:table-cell>
          <table:table-cell office:value-type="float" office:value="73.8">
            <text:p>73.8</text:p>
          </table:table-cell>
          <table:table-cell office:value-type="float" office:value="82.5">
            <text:p>82.5</text:p>
          </table:table-cell>
          <table:table-cell office:value-type="float" office:value="80.2">
            <text:p>80.2</text:p>
          </table:table-cell>
        </table:table-row>
        <table:table-row table:style-name="ro1">
          <table:table-cell office:value-type="string">
            <text:p>Lpmin</text:p>
          </table:table-cell>
          <table:table-cell office:value-type="float" office:value="77.1">
            <text:p>77.1</text:p>
          </table:table-cell>
          <table:table-cell office:value-type="float" office:value="74.3">
            <text:p>74.3</text:p>
          </table:table-cell>
          <table:table-cell office:value-type="float" office:value="74.7">
            <text:p>74.7</text:p>
          </table:table-cell>
          <table:table-cell office:value-type="float" office:value="83.4">
            <text:p>83.4</text:p>
          </table:table-cell>
          <table:table-cell office:value-type="float" office:value="91.2">
            <text:p>91.2</text:p>
          </table:table-cell>
          <table:table-cell office:value-type="float" office:value="66.3">
            <text:p>66.3</text:p>
          </table:table-cell>
          <table:table-cell office:value-type="float" office:value="59.9">
            <text:p>59.9</text:p>
          </table:table-cell>
          <table:table-cell office:value-type="float" office:value="71.8">
            <text:p>71.8</text:p>
          </table:table-cell>
          <table:table-cell office:value-type="float" office:value="75.5">
            <text:p>75.5</text:p>
          </table:table-cell>
        </table:table-row>
        <table:table-row table:style-name="ro1">
          <table:table-cell office:value-type="string">
            <text:p>pmax</text:p>
          </table:table-cell>
          <table:table-cell table:formula="of:=(2*10^-5)*10^([.B19]/20)" office:value-type="float" office:value="2.89087954149186">
            <text:p>2.8908795415</text:p>
          </table:table-cell>
          <table:table-cell table:formula="of:=(2*10^-5)*10^([.C19]/20)" office:value-type="float" office:value="1.01398141654941">
            <text:p>1.0139814165</text:p>
          </table:table-cell>
          <table:table-cell table:formula="of:=(2*10^-5)*10^([.D19]/20)" office:value-type="float" office:value="2.27002163134463">
            <text:p>2.2700216313</text:p>
          </table:table-cell>
          <table:table-cell table:formula="of:=(2*10^-5)*10^([.E19]/20)" office:value-type="float" office:value="1.23319000372296">
            <text:p>1.2331900037</text:p>
          </table:table-cell>
          <table:table-cell table:formula="of:=(2*10^-5)*10^([.F19]/20)" office:value-type="float" office:value="3.06217492336406">
            <text:p>3.0621749234</text:p>
          </table:table-cell>
          <table:table-cell table:formula="of:=(2*10^-5)*10^([.G19]/20)" office:value-type="float" office:value="0.155249423325738">
            <text:p>0.1552494233</text:p>
          </table:table-cell>
          <table:table-cell table:formula="of:=(2*10^-5)*10^([.H19]/20)" office:value-type="float" office:value="0.0979557638736892">
            <text:p>0.0979557639</text:p>
          </table:table-cell>
          <table:table-cell table:formula="of:=(2*10^-5)*10^([.I19]/20)" office:value-type="float" office:value="0.266704286432665">
            <text:p>0.2667042864</text:p>
          </table:table-cell>
          <table:table-cell table:formula="of:=(2*10^-5)*10^([.J19]/20)" office:value-type="float" office:value="0.204658598456151">
            <text:p>0.2046585985</text:p>
          </table:table-cell>
        </table:table-row>
        <table:table-row table:style-name="ro1">
          <table:table-cell office:value-type="string">
            <text:p>pmin</text:p>
          </table:table-cell>
          <table:table-cell table:formula="of:=(2*10^-5)*10^([.B20]/20)" office:value-type="float" office:value="0.14322868204258">
            <text:p>0.143228682</text:p>
          </table:table-cell>
          <table:table-cell table:formula="of:=(2*10^-5)*10^([.C20]/20)" office:value-type="float" office:value="0.103760007785792">
            <text:p>0.1037600078</text:p>
          </table:table-cell>
          <table:table-cell table:formula="of:=(2*10^-5)*10^([.D20]/20)" office:value-type="float" office:value="0.108650066298487">
            <text:p>0.1086500663</text:p>
          </table:table-cell>
          <table:table-cell table:formula="of:=(2*10^-5)*10^([.E20]/20)" office:value-type="float" office:value="0.295821677633641">
            <text:p>0.2958216776</text:p>
          </table:table-cell>
          <table:table-cell table:formula="of:=(2*10^-5)*10^([.F20]/20)" office:value-type="float" office:value="0.726156109540203">
            <text:p>0.7261561095</text:p>
          </table:table-cell>
          <table:table-cell table:formula="of:=(2*10^-5)*10^([.G20]/20)" office:value-type="float" office:value="0.0413076031162106">
            <text:p>0.0413076031</text:p>
          </table:table-cell>
          <table:table-cell table:formula="of:=(2*10^-5)*10^([.H20]/20)" office:value-type="float" office:value="0.0197710618931388">
            <text:p>0.0197710619</text:p>
          </table:table-cell>
          <table:table-cell table:formula="of:=(2*10^-5)*10^([.I20]/20)" office:value-type="float" office:value="0.0778090289988561">
            <text:p>0.077809029</text:p>
          </table:table-cell>
          <table:table-cell table:formula="of:=(2*10^-5)*10^([.J20]/20)" office:value-type="float" office:value="0.119132428705802">
            <text:p>0.1191324287</text:p>
          </table:table-cell>
        </table:table-row>
        <table:table-row table:style-name="ro1">
          <table:table-cell office:value-type="string">
            <text:p>alfa</text:p>
          </table:table-cell>
          <table:table-cell table:formula="of:=4/(2+([.B21]/[.B22])+([.B22]/[.B21]))" office:value-type="float" office:value="0.17991105386128">
            <text:p>0.1799110539</text:p>
          </table:table-cell>
          <table:table-cell table:formula="of:=4/(2+([.C21]/[.C22])+([.C22]/[.C21]))" office:value-type="float" office:value="0.336850572373576">
            <text:p>0.3368505724</text:p>
          </table:table-cell>
          <table:table-cell table:formula="of:=4/(2+([.D21]/[.D22])+([.D22]/[.D21]))" office:value-type="float" office:value="0.174361650854069">
            <text:p>0.1743616509</text:p>
          </table:table-cell>
          <table:table-cell table:formula="of:=4/(2+([.E21]/[.E22])+([.E22]/[.E21]))" office:value-type="float" office:value="0.62416351102243">
            <text:p>0.624163511</text:p>
          </table:table-cell>
          <table:table-cell table:formula="of:=4/(2+([.F21]/[.F22])+([.F22]/[.F21]))" office:value-type="float" office:value="0.619760851174739">
            <text:p>0.6197608512</text:p>
          </table:table-cell>
          <table:table-cell table:formula="of:=4/(2+([.G21]/[.G22])+([.G22]/[.G21]))" office:value-type="float" office:value="0.663961405841346">
            <text:p>0.6639614058</text:p>
          </table:table-cell>
          <table:table-cell table:formula="of:=4/(2+([.H21]/[.H22])+([.H22]/[.H21]))" office:value-type="float" office:value="0.558945049227879">
            <text:p>0.5589450492</text:p>
          </table:table-cell>
          <table:table-cell table:formula="of:=4/(2+([.I21]/[.I22])+([.I22]/[.I21]))" office:value-type="float" office:value="0.699371545287986">
            <text:p>0.6993715453</text:p>
          </table:table-cell>
          <table:table-cell table:formula="of:=4/(2+([.J21]/[.J22])+([.J22]/[.J21]))" office:value-type="float" office:value="0.930230047615546">
            <text:p>0.9302300476</text:p>
          </table:table-cell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9/05/2016</text:date>, <text:time>10:03:4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Zlámal</meta:initial-creator>
    <meta:creation-date>2016-05-06T18:35:33</meta:creation-date>
    <dc:date>2016-05-09T10:03:47</dc:date>
    <dc:creator>Martin Zlámal</dc:creator>
    <meta:editing-duration>P1DT6H8M10S</meta:editing-duration>
    <meta:editing-cycles>15</meta:editing-cycles>
    <meta:generator>OpenOffice/4.1.1$Unix OpenOffice.org_project/411m6$Build-9775</meta:generator>
    <meta:document-statistic meta:table-count="3" meta:cell-count="1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500" chart:maximum="31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37cm" svg:height="8.591cm" xlink:href=".." xlink:type="simple" chart:class="chart:scatter" chart:style-name="ch1">
        <chart:legend chart:legend-position="end" svg:x="11.547cm" svg:y="3.498cm" style:legend-expansion="high" chart:style-name="ch2"/>
        <chart:plot-area chart:style-name="ch3" table:cell-range-address="List1.B2:List1.J2 List1.A1:List1.A1 List1.B7:List1.J7 List1.A9:List1.A9 List1.B15:List1.J15 List1.A17:List1.A17 List1.B23:List1.J23" chart:data-source-has-labels="column" svg:x="1.303cm" svg:y="0.819cm" svg:width="9.66cm" svg:height="6.62cm">
          <chartooo:coordinate-region svg:x="2.03cm" svg:y="1.018cm" svg:width="8.933cm" svg:height="5.774cm"/>
          <chart:axis chart:dimension="x" chart:name="primary-x" chart:style-name="ch4">
            <chart:title svg:x="5.679cm" svg:y="7.61cm" chart:style-name="ch5">
              <text:p>f  [Hz]</text:p>
            </chart:title>
            <chart:grid chart:style-name="ch6" chart:class="major"/>
          </chart:axis>
          <chart:axis chart:dimension="y" chart:name="primary-y" chart:style-name="ch7">
            <chart:title svg:x="0.451cm" svg:y="5.589cm" chart:style-name="ch8">
              <text:p>Činitel pohltivosti [-]</text:p>
            </chart:title>
            <chart:grid chart:style-name="ch6" chart:class="major"/>
          </chart:axis>
          <chart:series chart:style-name="ch9" chart:values-cell-range-address="List1.B7:List1.J7" chart:label-cell-address="List1.A1:List1.A1" chart:class="chart:scatter">
            <chart:domain table:cell-range-address="List1.B2:List1.J2"/>
            <chart:data-point chart:repeated="9"/>
          </chart:series>
          <chart:series chart:style-name="ch10" chart:values-cell-range-address="List1.B15:List1.J15" chart:label-cell-address="List1.A9:List1.A9" chart:class="chart:scatter">
            <chart:domain table:cell-range-address="List1.B10:List1.J10"/>
            <chart:data-point chart:repeated="9"/>
          </chart:series>
          <chart:series chart:style-name="ch11" chart:values-cell-range-address="List1.B23:List1.J23" chart:label-cell-address="List1.A17:List1.A17" chart:class="chart:scatter">
            <chart:domain table:cell-range-address="List1.B18:List1.J18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Řádek 2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List1.B2:List1.J2</svg:desc>
                </draw:g>
              </table:table-cell>
              <table:table-cell office:value-type="float" office:value="630">
                <text:p>630</text:p>
              </table:table-cell>
              <table:table-cell office:value-type="float" office:value="800">
                <text:p>80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600">
                <text:p>16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Pevné víko</text:p>
                <draw:g>
                  <svg:desc>List1.A1:List1.A1</svg:desc>
                </draw:g>
              </table:table-cell>
              <table:table-cell office:value-type="float" office:value="0.336850572373577">
                <text:p>0.336850572373577</text:p>
                <draw:g>
                  <svg:desc>List1.B7:List1.J7</svg:desc>
                </draw:g>
              </table:table-cell>
              <table:table-cell office:value-type="float" office:value="0.790034499603962">
                <text:p>0.790034499603962</text:p>
              </table:table-cell>
              <table:table-cell office:value-type="float" office:value="0.379766005002394">
                <text:p>0.379766005002394</text:p>
              </table:table-cell>
              <table:table-cell office:value-type="float" office:value="0.393711921271158">
                <text:p>0.393711921271158</text:p>
              </table:table-cell>
              <table:table-cell office:value-type="float" office:value="0.842297887499952">
                <text:p>0.842297887499952</text:p>
              </table:table-cell>
              <table:table-cell office:value-type="float" office:value="0.112592332863354">
                <text:p>0.112592332863354</text:p>
              </table:table-cell>
              <table:table-cell office:value-type="float" office:value="0.251948090316552">
                <text:p>0.251948090316552</text:p>
              </table:table-cell>
              <table:table-cell office:value-type="float" office:value="0.846134021639093">
                <text:p>0.846134021639093</text:p>
              </table:table-cell>
              <table:table-cell office:value-type="float" office:value="0.730126136387761">
                <text:p>0.730126136387761</text:p>
              </table:table-cell>
            </table:table-row>
            <table:table-row>
              <table:table-cell office:value-type="string">
                <text:p>Řádek 10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List1.B10:List1.J10</svg:desc>
                </draw:g>
              </table:table-cell>
              <table:table-cell office:value-type="float" office:value="630">
                <text:p>630</text:p>
              </table:table-cell>
              <table:table-cell office:value-type="float" office:value="800">
                <text:p>80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600">
                <text:p>16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Basotect</text:p>
                <draw:g>
                  <svg:desc>List1.A9:List1.A9</svg:desc>
                </draw:g>
              </table:table-cell>
              <table:table-cell office:value-type="float" office:value="0.244514862508152">
                <text:p>0.244514862508152</text:p>
                <draw:g>
                  <svg:desc>List1.B15:List1.J15</svg:desc>
                </draw:g>
              </table:table-cell>
              <table:table-cell office:value-type="float" office:value="0.62857144468713">
                <text:p>0.62857144468713</text:p>
              </table:table-cell>
              <table:table-cell office:value-type="float" office:value="0.818690685488413">
                <text:p>0.818690685488413</text:p>
              </table:table-cell>
              <table:table-cell office:value-type="float" office:value="0.563224642243005">
                <text:p>0.563224642243005</text:p>
              </table:table-cell>
              <table:table-cell office:value-type="float" office:value="0.951245220782504">
                <text:p>0.951245220782504</text:p>
              </table:table-cell>
              <table:table-cell office:value-type="float" office:value="0.941148419839018">
                <text:p>0.941148419839018</text:p>
              </table:table-cell>
              <table:table-cell office:value-type="float" office:value="0.846134021639093">
                <text:p>0.846134021639093</text:p>
              </table:table-cell>
              <table:table-cell office:value-type="float" office:value="0.781661172385666">
                <text:p>0.781661172385666</text:p>
              </table:table-cell>
              <table:table-cell office:value-type="float" office:value="0.970759903781499">
                <text:p>0.970759903781499</text:p>
              </table:table-cell>
            </table:table-row>
            <table:table-row>
              <table:table-cell office:value-type="string">
                <text:p>Řádek 18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List1.B18:List1.J18</svg:desc>
                </draw:g>
              </table:table-cell>
              <table:table-cell office:value-type="float" office:value="630">
                <text:p>630</text:p>
              </table:table-cell>
              <table:table-cell office:value-type="float" office:value="800">
                <text:p>80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600">
                <text:p>16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Tkanina</text:p>
                <draw:g>
                  <svg:desc>List1.A17:List1.A17</svg:desc>
                </draw:g>
              </table:table-cell>
              <table:table-cell office:value-type="float" office:value="0.17991105386128">
                <text:p>0.17991105386128</text:p>
                <draw:g>
                  <svg:desc>List1.B23:List1.J23</svg:desc>
                </draw:g>
              </table:table-cell>
              <table:table-cell office:value-type="float" office:value="0.336850572373576">
                <text:p>0.336850572373576</text:p>
              </table:table-cell>
              <table:table-cell office:value-type="float" office:value="0.174361650854069">
                <text:p>0.174361650854069</text:p>
              </table:table-cell>
              <table:table-cell office:value-type="float" office:value="0.62416351102243">
                <text:p>0.62416351102243</text:p>
              </table:table-cell>
              <table:table-cell office:value-type="float" office:value="0.619760851174739">
                <text:p>0.619760851174739</text:p>
              </table:table-cell>
              <table:table-cell office:value-type="float" office:value="0.663961405841346">
                <text:p>0.663961405841346</text:p>
              </table:table-cell>
              <table:table-cell office:value-type="float" office:value="0.558945049227879">
                <text:p>0.558945049227879</text:p>
              </table:table-cell>
              <table:table-cell office:value-type="float" office:value="0.699371545287986">
                <text:p>0.699371545287986</text:p>
              </table:table-cell>
              <table:table-cell office:value-type="float" office:value="0.930230047615546">
                <text:p>0.9302300476155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